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24fa8" officeooo:paragraph-rsid="00024fa8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erif" officeooo:rsid="00024fa8" officeooo:paragraph-rsid="00024fa8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024fa8" officeooo:paragraph-rsid="00024fa8" style:font-size-asian="12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24fa8" officeooo:paragraph-rsid="00024fa8" style:font-size-asian="12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24fa8" officeooo:paragraph-rsid="00024fa8" style:font-size-asian="12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024fa8" officeooo:paragraph-rsid="00024fa8" style:font-size-asian="12pt" style:font-style-asian="italic" style:font-size-complex="13pt" style:font-style-complex="italic"/>
    </style:style>
    <style:style style:name="T1" style:family="text">
      <style:text-properties officeooo:rsid="00082b77"/>
    </style:style>
    <style:style style:name="T2" style:family="text">
      <style:text-properties officeooo:rsid="00090c13"/>
    </style:style>
    <style:style style:name="T3" style:family="text">
      <style:text-properties officeooo:rsid="000980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<text:span text:style-name="T1">S</text:span> XSLT – <text:span text:style-name="T1">PASSAR DE XML A XML</text:span></text:p>
      <text:p text:style-name="P2"/>
      <text:p text:style-name="P5">Exercici 1</text:p>
      <text:p text:style-name="P3">Donat el següent document XML, escriga les fulles d'estil XSLT que retornen la resposta <text:span text:style-name="T2">escrita a continuació</text:span>.</text:p>
      <text:p text:style-name="P3"/>
      <text:p text:style-name="P3">&lt;?xml version="1.0" encoding="UTF-8"?&gt;</text:p>
      <text:p text:style-name="P3">&lt;museus&gt;</text:p>
      <text:p text:style-name="P3"><text:s text:c="4"/>&lt;museu&gt;</text:p>
      <text:p text:style-name="P3"><text:s/><text:tab/>&lt;nome&gt;Museu del Prado&lt;/nome&gt;</text:p>
      <text:p text:style-name="P3"><text:tab/>&lt;ciutat&gt;Madrid&lt;/ciutat&gt;</text:p>
      <text:p text:style-name="P3"><text:s/><text:tab/>&lt;pais&gt;Espanya&lt;/pais&gt;</text:p>
      <text:p text:style-name="P3"><text:s text:c="4"/>&lt;/museu&gt;</text:p>
      <text:p text:style-name="P3"><text:s text:c="4"/>&lt;museu&gt;</text:p>
      <text:p text:style-name="P3"><text:s/><text:tab/>&lt;nom&gt;British Museum&lt;/nom&gt;</text:p>
      <text:p text:style-name="P3"><text:s/><text:tab/>&lt;ciutat&gt;Londres&lt;/ciutat&gt;</text:p>
      <text:p text:style-name="P3"><text:s/><text:tab/>&lt;pais&gt;Regne Unit&lt;/pais&gt;</text:p>
      <text:p text:style-name="P3"><text:s text:c="4"/>&lt;/museu&gt;</text:p>
      <text:p text:style-name="P3"><text:s text:c="4"/>&lt;museu&gt;</text:p>
      <text:p text:style-name="P3"><text:s/><text:tab/>&lt;nom&gt;National Gallery&lt;/nom&gt;</text:p>
      <text:p text:style-name="P3"><text:s/><text:tab/>&lt;ciutat&gt;Londres&lt;/ciutat&gt;</text:p>
      <text:p text:style-name="P3"><text:s/><text:tab/>&lt;pais&gt;Regne Unit&lt;/pais&gt;</text:p>
      <text:p text:style-name="P3"><text:s text:c="4"/>&lt;/museu&gt;</text:p>
      <text:p text:style-name="P3">&lt;/museus&gt;</text:p>
      <text:p text:style-name="P3"/>
      <text:p text:style-name="P4">Exercici 1-1</text:p>
      <text:p text:style-name="P3">Convertir les etiquetes en atributs:</text:p>
      <text:p text:style-name="P6">&lt;?xml version="1.0" encoding="UTF-8"?&gt;</text:p>
      <text:p text:style-name="P6">&lt;museus&gt;</text:p>
      <text:p text:style-name="P6"><text:s text:c="4"/>&lt;museu nom="Museu del Prado" ciutat="Madrid" pais="Espanya"/&gt;</text:p>
      <text:p text:style-name="P6"><text:s text:c="4"/>&lt;museu nom="British Museum" ciutat="Londres" pais="Regne Unit"/&gt;</text:p>
      <text:p text:style-name="P6"><text:s text:c="4"/>&lt;museu nom="National Gallery" ciutat="Londres" pais="Regne Unit"/&gt;</text:p>
      <text:p text:style-name="P6">&lt;/museus&gt;</text:p>
      <text:p text:style-name="P3"/>
      <text:p text:style-name="P4">Exercici 1-2</text:p>
      <text:p text:style-name="P3">Convertir algun<text:span text:style-name="T2">es</text:span> etiquetes en atributs:</text:p>
      <text:p text:style-name="P6">&lt;?xml version="1.0" encoding="UTF-8"?&gt;</text:p>
      <text:p text:style-name="P6">&lt;museus&gt;</text:p>
      <text:p text:style-name="P6"><text:s text:c="4"/>&lt;museu&gt;</text:p>
      <text:p text:style-name="P6"><text:s/><text:tab/>&lt;nom&gt;Museu del Prado&lt;/nom&gt;</text:p>
      <text:p text:style-name="P6"><text:s/><text:tab/>&lt;ubicacio ciutat="Madrid" pais="Espanya"/&gt;</text:p>
      <text:p text:style-name="P6"><text:s text:c="4"/>&lt;/museu&gt;</text:p>
      <text:p text:style-name="P6"><text:s text:c="4"/>&lt;museu&gt;</text:p>
      <text:p text:style-name="P6"><text:s/><text:tab/>&lt;nom&gt;British Museum&lt;/nom&gt;</text:p>
      <text:p text:style-name="P6"><text:s/><text:tab/>&lt;ubicacio ciutat="Londres" pais="Regne Unit"/&gt;</text:p>
      <text:p text:style-name="P6"><text:s text:c="4"/>&lt;/museu&gt;</text:p>
      <text:p text:style-name="P6"><text:s text:c="4"/>&lt;museu&gt;</text:p>
      <text:p text:style-name="P6"><text:s/><text:tab/>&lt;nom&gt;National Gallery&lt;/nom&gt;</text:p>
      <text:p text:style-name="P6"><text:s/><text:tab/>&lt;ubicacio ciutat="Londres" pais="Regne Unit"/&gt;</text:p>
      <text:p text:style-name="P6"><text:s text:c="4"/>&lt;/museu&gt;</text:p>
      <text:p text:style-name="P6">&lt;/museus&gt;</text:p>
      <text:p text:style-name="P3"/>
      <text:p text:style-name="P4"><text:soft-page-break/>Exercici 1-3</text:p>
      <text:p text:style-name="P3">Canviar l'estructura del document:</text:p>
      <text:p text:style-name="P6">&lt;?xml version="1.0" encoding="UTF-8"?&gt;</text:p>
      <text:p text:style-name="P6">&lt;ciutats&gt;</text:p>
      <text:p text:style-name="P6"><text:s text:c="4"/>&lt;ciutat&gt;</text:p>
      <text:p text:style-name="P6"><text:s/><text:tab/>&lt;nom&gt;Madrid&lt;/nom&gt;</text:p>
      <text:p text:style-name="P6"><text:s/><text:tab/>&lt;pais&gt;Espanya&lt;/pais&gt;</text:p>
      <text:p text:style-name="P6"><text:s/><text:tab/>&lt;museu&gt;Museu del Prado&lt;/museu&gt;</text:p>
      <text:p text:style-name="P6"><text:s text:c="4"/>&lt;/ciutat&gt;</text:p>
      <text:p text:style-name="P6"><text:s text:c="4"/>&lt;ciutat&gt;</text:p>
      <text:p text:style-name="P6"><text:s/><text:tab/>&lt;nom&gt;Londres&lt;/nom&gt;</text:p>
      <text:p text:style-name="P6"><text:s/><text:tab/>&lt;pais&gt;Regne Unit&lt;/pais&gt;</text:p>
      <text:p text:style-name="P6"><text:s/><text:tab/>&lt;museu&gt;British Museum&lt;/museu&gt;</text:p>
      <text:p text:style-name="P6"><text:s text:c="4"/>&lt;/ciutat&gt;</text:p>
      <text:p text:style-name="P6"><text:s text:c="4"/>&lt;ciutat&gt;</text:p>
      <text:p text:style-name="P6"><text:s/><text:tab/>&lt;nom&gt;Londres&lt;/nom&gt;</text:p>
      <text:p text:style-name="P6"><text:s/><text:tab/>&lt;pais&gt;Regne Unit&lt;/pais&gt;</text:p>
      <text:p text:style-name="P6"><text:s/><text:tab/>&lt;museu&gt;National Gallery&lt;/museu&gt;</text:p>
      <text:p text:style-name="P6"><text:s text:c="4"/>&lt;/ciutat&gt;</text:p>
      <text:p text:style-name="P6">&lt;/ciutats&gt;</text:p>
      <text:p text:style-name="P3"/>
      <text:p text:style-name="P4">Exercici 1-4</text:p>
      <text:p text:style-name="P3">Canviar l'estructura del document i algunes etiquetes en atributs:</text:p>
      <text:p text:style-name="P6">&lt;?xml version="1.0" encoding="UTF-8"?&gt;</text:p>
      <text:p text:style-name="P6">&lt;ciutats&gt;</text:p>
      <text:p text:style-name="P6"><text:s text:c="4"/>&lt;ciutat nom="Madrid" pais="Espanya"&gt;</text:p>
      <text:p text:style-name="P6"><text:s/><text:tab/>&lt;museu&gt;Museu del Prado&lt;/museu&gt;</text:p>
      <text:p text:style-name="P6"><text:s text:c="4"/>&lt;/ciutat&gt;</text:p>
      <text:p text:style-name="P6"><text:s text:c="4"/>&lt;ciutat nom="Londres" pais="Regne Unit"&gt;</text:p>
      <text:p text:style-name="P6"><text:s/><text:tab/>&lt;museu&gt;British Museum&lt;/museu&gt;</text:p>
      <text:p text:style-name="P6"><text:s text:c="4"/>&lt;/ciutat&gt;</text:p>
      <text:p text:style-name="P6"><text:s text:c="4"/>&lt;ciutat nom="Londres" pais="Regne Unit"&gt;</text:p>
      <text:p text:style-name="P6"><text:s/><text:tab/>&lt;museu&gt;National Gallery&lt;/museu&gt;</text:p>
      <text:p text:style-name="P6"><text:s text:c="4"/>&lt;/ciutat&gt;</text:p>
      <text:p text:style-name="P6">&lt;/ciutats&gt;</text:p>
      <text:p text:style-name="P3"/>
      <text:p text:style-name="P4">Exercici 1-5</text:p>
      <text:p text:style-name="P3">Canviar l'estructura del document i algunes etiquetes en atributs:</text:p>
      <text:p text:style-name="P6">&lt;?xml version="1.0" encoding="UTF-8"?&gt;</text:p>
      <text:p text:style-name="P6">&lt;pais<text:span text:style-name="T3">so</text:span>s&gt;</text:p>
      <text:p text:style-name="P6"><text:s text:c="4"/>&lt;pais nom="Espanya"&gt;</text:p>
      <text:p text:style-name="P6"><text:s/><text:tab/>&lt;museu museu="Museu del Prado" ciutat="Madrid"/&gt;</text:p>
      <text:p text:style-name="P6"><text:s text:c="4"/>&lt;/pais&gt;</text:p>
      <text:p text:style-name="P6"><text:s text:c="4"/>&lt;pais nom="Regne Unit"&gt;</text:p>
      <text:p text:style-name="P6"><text:s/><text:tab/>&lt;museu museu="British Museum" ciutat="Londres"/&gt;</text:p>
      <text:p text:style-name="P6"><text:s text:c="4"/>&lt;/pais&gt;</text:p>
      <text:p text:style-name="P6"><text:s text:c="4"/>&lt;pais nom="Regne Unit"&gt;</text:p>
      <text:p text:style-name="P6"><text:s/><text:tab/>&lt;museu museu="National Gallery" ciutat="Londres"/&gt;</text:p>
      <text:p text:style-name="P6"><text:s text:c="4"/>&lt;/pais&gt;</text:p>
      <text:p text:style-name="P6">&lt;/pais<text:span text:style-name="T3">so</text:span>s&gt;</text:p>
      <text:p text:style-name="P3"/>
      <text:p text:style-name="P3"/>
      <text:p text:style-name="P5"><text:soft-page-break/>Exercici 2</text:p>
      <text:p text:style-name="P3">Donat el següent document XML, escriga les fulles d'estil XSLT que retornen la resposta <text:span text:style-name="T3">escrita a continuació</text:span>.</text:p>
      <text:p text:style-name="P3"/>
      <text:p text:style-name="P3">&lt;?xml version="1.0" encoding="UTF-8"?&gt;</text:p>
      <text:p text:style-name="P3">&lt;museus&gt;</text:p>
      <text:p text:style-name="P3"><text:s/><text:tab/>&lt;museu nom="Museu del Prado" ciutat="Madrid" pais="Espanya"/&gt;</text:p>
      <text:p text:style-name="P3"><text:s/><text:tab/>&lt;museu nom="British Museum" ciutat="Londres" pais="Regne Unit"/&gt;</text:p>
      <text:p text:style-name="P3"><text:s/><text:tab/>&lt;museu nom="National Gallery" ciutat="Londres" pais="Regne Unit"/&gt;</text:p>
      <text:p text:style-name="P3">&lt;/museus&gt;</text:p>
      <text:p text:style-name="P3"/>
      <text:p text:style-name="P4">Exercici 2-1</text:p>
      <text:p text:style-name="P3">Convertir els atributs en etiquetes:</text:p>
      <text:p text:style-name="P6">&lt;?xml version="1.0" encoding="UTF-8"?&gt;</text:p>
      <text:p text:style-name="P6">&lt;museus&gt;</text:p>
      <text:p text:style-name="P6"><text:s text:c="4"/>&lt;museu&gt;</text:p>
      <text:p text:style-name="P6"><text:s/><text:tab/>&lt;nom&gt;Museu del Prado&lt;/nom&gt;</text:p>
      <text:p text:style-name="P6"><text:s/><text:tab/>&lt;ciutat&gt;Madrid&lt;/ciutat&gt;</text:p>
      <text:p text:style-name="P6"><text:s/><text:tab/>&lt;pais&gt;Espanya&lt;/pais&gt;</text:p>
      <text:p text:style-name="P6"><text:s text:c="4"/>&lt;/museu&gt;</text:p>
      <text:p text:style-name="P6"><text:s text:c="4"/>&lt;museu&gt;</text:p>
      <text:p text:style-name="P6"><text:s/><text:tab/>&lt;nom&gt;British Museum&lt;/nom&gt;</text:p>
      <text:p text:style-name="P6"><text:s/><text:tab/>&lt;ciutat&gt;Londres&lt;/ciutat&gt;</text:p>
      <text:p text:style-name="P6"><text:s/><text:tab/>&lt;pais&gt;Regne Unit&lt;/pais&gt;</text:p>
      <text:p text:style-name="P6"><text:s text:c="4"/>&lt;/museu&gt;</text:p>
      <text:p text:style-name="P6"><text:s text:c="4"/>&lt;museu&gt;</text:p>
      <text:p text:style-name="P6"><text:s/><text:tab/>&lt;nom&gt;National Gallery&lt;/nom&gt;</text:p>
      <text:p text:style-name="P6"><text:s/><text:tab/>&lt;ciutat&gt;Londres&lt;/ciutat&gt;</text:p>
      <text:p text:style-name="P6"><text:s/><text:tab/>&lt;pais&gt;Regne Unit&lt;/pais&gt;</text:p>
      <text:p text:style-name="P6"><text:s text:c="4"/>&lt;/museu&gt;</text:p>
      <text:p text:style-name="P6">&lt;/museus&gt;</text:p>
      <text:p text:style-name="P3"/>
      <text:p text:style-name="P4">Exercici 2-2</text:p>
      <text:p text:style-name="P3">Convertir alguns atributs en etiquetes:</text:p>
      <text:p text:style-name="P6">&lt;?xml version="1.0" encoding="UTF-8"?&gt;</text:p>
      <text:p text:style-name="P6">&lt;museus&gt;</text:p>
      <text:p text:style-name="P6"><text:s/><text:tab/>&lt;museu ubicacio="Madrid (Espanya)"&gt;Museu del Prado&lt;/museu&gt;</text:p>
      <text:p text:style-name="P6"><text:tab/>&lt;museu ubicacio="Londres (Regne Unit)"&gt;British Museum&lt;/museu&gt;</text:p>
      <text:p text:style-name="P6"><text:s/><text:tab/>&lt;museu ubicacio="Londres (Regne Unit)"&gt;National Gallery&lt;/museu&gt;</text:p>
      <text:p text:style-name="P6">&lt;/museus&gt;</text:p>
      <text:p text:style-name="P3"/>
      <text:p text:style-name="P4">Exercici 2-3</text:p>
      <text:p text:style-name="P3">Canviar l'estructura del document i convertir alguns atributs en etiquetes:</text:p>
      <text:p text:style-name="P6">&lt;?xml version="1.0" encoding="UTF-8"?&gt;</text:p>
      <text:p text:style-name="P6">&lt;ciutats&gt;</text:p>
      <text:p text:style-name="P6"><text:s text:c="4"/>&lt;ciutat nom="Madrid"&gt;</text:p>
      <text:p text:style-name="P6"><text:s/><text:tab/>&lt;pais&gt;Espanya&lt;/pais&gt;</text:p>
      <text:p text:style-name="P6"><text:s/><text:tab/>&lt;museu&gt;Museu del Prado&lt;/museu&gt;</text:p>
      <text:p text:style-name="P6"><text:s text:c="4"/>&lt;/ciutat&gt;</text:p>
      <text:p text:style-name="P6"><text:s text:c="4"/>&lt;ciutat nom="Londres"&gt;</text:p>
      <text:p text:style-name="P6"><text:s/><text:tab/>&lt;pais&gt;Regne Unit&lt;/pais&gt;</text:p>
      <text:p text:style-name="P6"><text:s/><text:tab/>&lt;museu&gt;British Museum&lt;/museu&gt;</text:p>
      <text:p text:style-name="P6"><text:soft-page-break/><text:s text:c="4"/>&lt;/ciutat&gt;</text:p>
      <text:p text:style-name="P6"><text:s text:c="4"/>&lt;ciutat nom="Londres"&gt;</text:p>
      <text:p text:style-name="P6"><text:s/><text:tab/>&lt;pais&gt;Regne Unit&lt;/pais&gt;</text:p>
      <text:p text:style-name="P6"><text:s/><text:tab/>&lt;museu&gt;National Gallery&lt;/museu&gt;</text:p>
      <text:p text:style-name="P6"><text:s text:c="4"/>&lt;/ciutat&gt;</text:p>
      <text:p text:style-name="P6">&lt;/ciutats&gt;</text:p>
      <text:p text:style-name="P3"/>
      <text:p text:style-name="P4">Exercici 2-4</text:p>
      <text:p text:style-name="P3">Canviar l'estructura del document</text:p>
      <text:p text:style-name="P6">&lt;?xml version="1.0" encoding="UTF-8"?&gt;</text:p>
      <text:p text:style-name="P6">&lt;paises&gt;</text:p>
      <text:p text:style-name="P6"><text:s text:c="4"/>&lt;pais nom="Espanya"&gt;</text:p>
      <text:p text:style-name="P6"><text:s/><text:tab/>&lt;ciutat nom="Madrid"&gt;</text:p>
      <text:p text:style-name="P6"><text:s/><text:tab/> <text:s text:c="4"/>&lt;museu nom="Museu del Prado"/&gt;</text:p>
      <text:p text:style-name="P6"><text:s/><text:tab/>&lt;/ciutat&gt;</text:p>
      <text:p text:style-name="P6"><text:s text:c="4"/>&lt;/pais&gt;</text:p>
      <text:p text:style-name="P6"><text:s text:c="4"/>&lt;pais nom="Regne Unit"&gt;</text:p>
      <text:p text:style-name="P6"><text:s/><text:tab/>&lt;ciutat nom="Londres"&gt;</text:p>
      <text:p text:style-name="P6"><text:s/><text:tab/> <text:s text:c="4"/>&lt;museu nom="British Museum"/&gt;</text:p>
      <text:p text:style-name="P6"><text:s/><text:tab/>&lt;/ciutat&gt;</text:p>
      <text:p text:style-name="P6"><text:s text:c="4"/>&lt;/pais&gt;</text:p>
      <text:p text:style-name="P6"><text:s text:c="4"/>&lt;pais nom="Regne Unit"&gt;</text:p>
      <text:p text:style-name="P6"><text:s/><text:tab/>&lt;ciutat nom="Londres"&gt;</text:p>
      <text:p text:style-name="P6"><text:s/><text:tab/> <text:s text:c="4"/>&lt;museu nom="National Gallery"/&gt;</text:p>
      <text:p text:style-name="P6"><text:s/><text:tab/>&lt;/ciutat&gt;</text:p>
      <text:p text:style-name="P6"><text:s text:c="4"/>&lt;/pais&gt;</text:p>
      <text:p text:style-name="P6">&lt;/paises&gt;</text:p>
      <text:p text:style-name="P3"/>
      <text:p text:style-name="P4">Exercici 2-5</text:p>
      <text:p text:style-name="P3">Canviar l'estructura del document</text:p>
      <text:p text:style-name="P6">&lt;?xml version="1.0" encoding="UTF-8"?&gt;</text:p>
      <text:p text:style-name="P6">&lt;llocs&gt;</text:p>
      <text:p text:style-name="P6"><text:s text:c="4"/>&lt;lloc tipus="museu"&gt;</text:p>
      <text:p text:style-name="P6"><text:s/><text:tab/>&lt;ubicacio nom="ciutat"&gt;Madrid&lt;/ubicacio&gt;</text:p>
      <text:p text:style-name="P6"><text:s/><text:tab/>&lt;ubicacio nom="pais"&gt;Espanya&lt;/ubicacio&gt;</text:p>
      <text:p text:style-name="P6"><text:s/><text:tab/>&lt;nom&gt;Museu del Prado&lt;/nom&gt;</text:p>
      <text:p text:style-name="P6"><text:s text:c="4"/>&lt;/lloc&gt;</text:p>
      <text:p text:style-name="P6"><text:s text:c="4"/>&lt;lloc tipus="museu"&gt;</text:p>
      <text:p text:style-name="P6"><text:s/><text:tab/>&lt;ubicacio nom="ciutat"&gt;Londres&lt;/ubicacio&gt;</text:p>
      <text:p text:style-name="P6"><text:s/><text:tab/>&lt;ubicacio nom="pais"&gt;Regne Unit&lt;/ubicacio&gt;</text:p>
      <text:p text:style-name="P6"><text:s/><text:tab/>&lt;nom&gt;British Museum&lt;/nom&gt;</text:p>
      <text:p text:style-name="P6"><text:s text:c="4"/>&lt;/lloc&gt;</text:p>
      <text:p text:style-name="P6"><text:s text:c="4"/>&lt;lloc tipus="museu"&gt;</text:p>
      <text:p text:style-name="P6"><text:s/><text:tab/>&lt;ubicacio nom="ciutat"&gt;Londres&lt;/ubicacio&gt;</text:p>
      <text:p text:style-name="P6"><text:s/><text:tab/>&lt;ubicacio nom="pais"&gt;Regne Unit&lt;/ubicacio&gt;</text:p>
      <text:p text:style-name="P6"><text:s/><text:tab/>&lt;nom&gt;National Gallery&lt;/nom&gt;</text:p>
      <text:p text:style-name="P6"><text:s text:c="4"/>&lt;/lloc&gt;</text:p>
      <text:p text:style-name="P6">&lt;/llocs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18:05:12.253000000</meta:creation-date>
    <dc:date>2023-02-28T13:08:57.314000000</dc:date>
    <meta:editing-duration>PT26M47S</meta:editing-duration>
    <meta:editing-cycles>6</meta:editing-cycles>
    <meta:generator>LibreOffice/7.2.4.1$Windows_X86_64 LibreOffice_project/27d75539669ac387bb498e35313b970b7fe9c4f9</meta:generator>
    <meta:document-statistic meta:table-count="0" meta:image-count="0" meta:object-count="0" meta:page-count="4" meta:paragraph-count="187" meta:word-count="449" meta:character-count="4889" meta:non-whitespace-character-count="4247"/>
  </office:meta>
</office:document-meta>
</file>